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47c65" officeooo:paragraph-rsid="00147c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92.168.100.199/24</text:p>
      <text:p text:style-name="P1">192.168.100.19/24</text:p>
      <text:p text:style-name="P1">192.168.100.199/25</text:p>
      <text:p text:style-name="P1">192.168.100.19/2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3T11:11:56.321000000</meta:creation-date>
    <dc:date>2022-09-23T11:34:33.803000000</dc:date>
    <meta:editing-duration>PT12M27S</meta:editing-duration>
    <meta:editing-cycles>1</meta:editing-cycles>
    <meta:document-statistic meta:table-count="0" meta:image-count="0" meta:object-count="0" meta:page-count="1" meta:paragraph-count="4" meta:word-count="4" meta:character-count="70" meta:non-whitespace-character-count="70"/>
    <meta:generator>LibreOffice/6.0.0.3$Windows_X86_64 LibreOffice_project/64a0f66915f38c6217de274f0aa8e15618924765</meta:generator>
  </office:meta>
</office:document-meta>
</file>